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10pt" fo:font-style="normal"/>
    </style:style>
    <style:style style:name="T1" style:family="text">
      <style:text-properties officeooo:rsid="0019e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4"/>"Version": "2012-10-17",</text:p>
      <text:p text:style-name="Standard"><text:s text:c="4"/>"Statement": [</text:p>
      <text:p text:style-name="Standard"><text:s text:c="8"/>{</text:p>
      <text:p text:style-name="Standard"><text:s text:c="12"/>"Sid": "VisualEditor0",</text:p>
      <text:p text:style-name="Standard"><text:s text:c="12"/>"Effect": "Allow",</text:p>
      <text:p text:style-name="Standard"><text:s text:c="12"/>"Action": [</text:p>
      <text:p text:style-name="Standard"><text:s text:c="16"/>"sns:*",</text:p>
      <text:p text:style-name="Standard"><text:s text:c="16"/>"apigateway:*",</text:p>
      <text:p text:style-name="Standard"><text:s text:c="16"/>"s3:*",</text:p>
      <text:p text:style-name="Standard"><text:s text:c="16"/>"dynamodb:*",</text:p>
      <text:p text:style-name="Standard"><text:s text:c="16"/>"elasticloadbalancing:*",</text:p>
      <text:p text:style-name="Standard"><text:s text:c="16"/>"sqs:*",</text:p>
      <text:p text:style-name="Standard"><text:s text:c="16"/>"codebuild:*",</text:p>
      <text:p text:style-name="Standard"><text:s text:c="16"/>"elasticbeanstalk:*",</text:p>
      <text:p text:style-name="Standard"><text:s text:c="16"/>"cloudfront:*",</text:p>
      <text:p text:style-name="Standard"><text:s text:c="16"/>"cloudwatch:*",</text:p>
      <text:p text:style-name="Standard"><text:s text:c="16"/>"ses:*",</text:p>
      <text:p text:style-name="Standard"><text:s text:c="16"/>"lambda:*",</text:p>
      <text:p text:style-name="Standard"><text:s text:c="16"/>"codepipeline:*"</text:p>
      <text:p text:style-name="Standard"><text:s text:c="12"/>],</text:p>
      <text:p text:style-name="Standard"><text:s text:c="12"/>"Resource": "*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/>
      <text:p text:style-name="Standard"/>
      <text:p text:style-name="P1">AWS Lambda Full Access<text:line-break/>AWS API Gateway Full Access<text:line-break/>AWS SQS Full Access<text:line-break/>AWS SNS Full Access<text:line-break/>AWS SES Full Access<text:line-break/>AWS DyanamoDB Full Access<text:line-break/>AWS S3 Bucket Full Access<text:line-break/>AWS Cognito Full Access<text:line-break/><text:span text:style-name="T1">AWS CloudForm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09:43:03.364729536</meta:creation-date>
    <dc:date>2023-02-05T10:18:41.243084695</dc:date>
    <meta:editing-duration>PT21H35M7S</meta:editing-duration>
    <meta:editing-cycles>1</meta:editing-cycles>
    <meta:document-statistic meta:table-count="0" meta:image-count="0" meta:object-count="0" meta:page-count="1" meta:paragraph-count="26" meta:word-count="67" meta:character-count="789" meta:non-whitespace-character-count="452"/>
    <meta:generator>LibreOffice/6.4.7.2$Linux_X86_64 LibreOffice_project/40$Build-2</meta:generator>
  </office:meta>
</office:document-meta>
</file>